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127cm" svg:stroke-color="#999999" draw:marker-start-width="0.483cm" draw:marker-end-width="0.483cm" draw:textarea-horizontal-align="center" draw:textarea-vertical-align="middle" fo:padding-top="0.189cm" fo:padding-bottom="0.189cm" fo:padding-left="0.314cm" fo:padding-right="0.314cm"/>
    </style:style>
    <style:style style:name="gr3" style:family="graphic" style:parent-style-name="standard">
      <style:graphic-properties draw:stroke="dash" draw:stroke-dash="Ultrafine_20_Dashed" svg:stroke-width="0.127cm" svg:stroke-color="#808080" draw:marker-start-width="0.483cm" draw:marker-end-width="0.483cm" draw:textarea-horizontal-align="center" draw:textarea-vertical-align="middle" fo:padding-top="0.189cm" fo:padding-bottom="0.189cm" fo:padding-left="0.314cm" fo:padding-right="0.314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fill-color="#4c4c4c" draw:textarea-horizontal-align="justify" draw:textarea-vertical-align="middle" draw:auto-grow-height="false"/>
    </style:style>
    <style:style style:name="gr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-color="#b3b3b3" draw:textarea-horizontal-align="center" draw:textarea-vertical-align="middle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-color="#4c4c4c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999999" draw:fill-color="#b3b3b3" draw:textarea-horizontal-align="center" draw:textarea-vertical-align="middle"/>
    </style:style>
    <style:style style:name="gr23" style:family="graphic" style:parent-style-name="standard">
      <style:graphic-properties draw:marker-start-width="0.254cm" draw:marker-end="Symmetric_20_Arrow" draw:marker-end-width="0.254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27cm" svg:height="1.054cm" svg:x="2.784cm" svg:y="7.41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78cm" svg:y1="7.956cm" svg:x2="9.857cm" svg:y2="7.961cm">
          <text:p text:style-name="P4"/>
        </draw:line>
        <draw:line draw:style-name="gr2" draw:text-style-name="P1" draw:layer="layout" svg:x1="5.179cm" svg:y1="7.955cm" svg:x2="6.256cm" svg:y2="7.96cm">
          <text:p text:style-name="P4"/>
        </draw:line>
        <draw:line draw:style-name="gr3" draw:text-style-name="P1" draw:layer="layout" svg:x1="8.78cm" svg:y1="4.436cm" svg:x2="9.857cm" svg:y2="4.441cm">
          <text:p text:style-name="P4"/>
        </draw:line>
        <draw:line draw:style-name="gr3" draw:text-style-name="P1" draw:layer="layout" svg:x1="5.179cm" svg:y1="4.435cm" svg:x2="6.256cm" svg:y2="4.44cm">
          <text:p text:style-name="P4"/>
        </draw:line>
        <draw:custom-shape draw:style-name="gr4" draw:text-style-name="P1" draw:layer="layout" svg:width="2.032cm" svg:height="2.032cm" svg:x="-16.272cm" svg:y="-3.5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508cm" svg:height="0.508cm" svg:x="-15.491cm" svg:y="-2.816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743cm" svg:height="0.127cm" svg:x="-14.983cm" svg:y="-2.624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743cm" svg:height="0.127cm" draw:transform="rotate (1.5709708597198) translate (-15.289cm -2.81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743cm" svg:height="0.125cm" draw:transform="rotate (0.785572696322499) translate (-15.086cm -2.775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61cm" svg:height="0.118cm" svg:x="-16.259cm" svg:y="-2.63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64cm" svg:height="0.117cm" draw:transform="rotate (0.785572696322499) translate (-16.005cm -2.782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43cm" svg:height="0.121cm" draw:transform="rotate (1.5709708597198) translate (-15.284cm -1.568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742cm" svg:height="0.114cm" draw:transform="rotate (0.785572696322499) translate (-15.993cm -1.885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43cm" svg:height="2.59cm" draw:transform="rotate (1.5709708597198) translate (3.021cm 4.803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4412.90322580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5.193cm" svg:y1="4.061cm" svg:x2="5.193cm" svg:y2="4.804cm">
          <text:p text:style-name="P4"/>
        </draw:line>
        <draw:line draw:style-name="gr11" draw:text-style-name="P1" draw:layer="layout" svg:x1="4.993cm" svg:y1="4.061cm" svg:x2="4.993cm" svg:y2="4.804cm">
          <text:p text:style-name="P4"/>
        </draw:line>
        <draw:line draw:style-name="gr11" draw:text-style-name="P1" draw:layer="layout" svg:x1="4.797cm" svg:y1="4.061cm" svg:x2="4.797cm" svg:y2="4.801cm">
          <text:p text:style-name="P4"/>
        </draw:line>
        <draw:custom-shape draw:style-name="gr12" draw:text-style-name="P1" draw:layer="layout" svg:width="0.246cm" svg:height="0.059cm" svg:x="4.381cm" svg:y="3.2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264cm" svg:height="0.059cm" draw:transform="rotate (1.5709708597198) translate (4.142cm 3.10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258cm" svg:height="0.057cm" draw:transform="rotate (0.785572696322499) translate (4.296cm 3.14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271cm" svg:height="0.055cm" svg:x="3.694cm" svg:y="3.275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272cm" svg:height="0.054cm" draw:transform="rotate (0.785572696322499) translate (3.811cm 3.148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235cm" svg:height="0.056cm" draw:transform="rotate (1.5709708597198) translate (4.145cm 3.766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245cm" svg:height="0.053cm" draw:transform="skewX (-0.0188495559215352) rotate (0.785572696322499) translate (3.818cm 3.619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43cm" svg:height="2.59cm" draw:transform="rotate (1.5709708597198) translate (6.221cm 4.803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3745.16129032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43cm" svg:height="2.59cm" draw:transform="rotate (1.5709708597198) translate (9.421cm 4.803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3745.16129032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743cm" svg:height="2.59cm" draw:transform="rotate (1.5709708597198) translate (3.021cm 8.303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3745.16129032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743cm" svg:height="2.59cm" draw:transform="rotate (1.5709708597198) translate (6.221cm 8.303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3745.16129032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743cm" svg:height="2.59cm" draw:transform="rotate (1.5709708597198) translate (9.421cm 8.303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3745.16129032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2cm" svg:height="0.494cm" svg:x="6.68cm" svg:y="5.387cm">
          <text:p text:style-name="P4"/>
          <draw:enhanced-geometry svg:viewBox="0 0 21600 21600" draw:text-areas="?f0 0 ?f2 ?f5" draw:type="down-arrow" draw:modifiers="8271.28027681661 6284.79729729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08cm" svg:height="0.582cm" draw:transform="rotate (1.5709708597198) translate (3.834cm 7.042cm)">
          <text:p text:style-name="P4"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19" draw:text-style-name="P1" draw:layer="layout" svg:x1="3.891cm" svg:y1="6.483cm" svg:x2="4.214cm" svg:y2="6.485cm">
          <text:p text:style-name="P4"/>
        </draw:line>
        <draw:line draw:style-name="gr19" draw:text-style-name="P1" draw:layer="layout" svg:x1="3.896cm" svg:y1="6.553cm" svg:x2="4.219cm" svg:y2="6.555cm">
          <text:p text:style-name="P4"/>
        </draw:line>
        <draw:line draw:style-name="gr19" draw:text-style-name="P1" draw:layer="layout" svg:x1="3.919cm" svg:y1="6.411cm" svg:x2="4.242cm" svg:y2="6.413cm">
          <text:p text:style-name="P4"/>
        </draw:line>
        <draw:line draw:style-name="gr19" draw:text-style-name="P1" draw:layer="layout" svg:x1="3.927cm" svg:y1="6.63cm" svg:x2="4.25cm" svg:y2="6.632cm">
          <text:p text:style-name="P4"/>
        </draw:line>
        <draw:custom-shape draw:style-name="gr20" draw:text-style-name="P3" draw:layer="layout" svg:width="2.512cm" svg:height="1.766cm" svg:x="2.788cm" svg:y="12.352cm">
          <text:p text:style-name="P2"><text:span text:style-name="T1">Network</text:span></text:p>
          <text:p text:style-name="P2"><text:span text:style-name="T1">Processors</text:span></text:p>
          <text:p text:style-name="P2"><text:span text:style-name="T1">(N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2.512cm" svg:height="1.766cm" svg:x="6.688cm" svg:y="12.352cm">
          <text:p text:style-name="P2"><text:span text:style-name="T1">General</text:span></text:p>
          <text:p text:style-name="P2"><text:span text:style-name="T1">Purpose</text:span></text:p>
          <text:p text:style-name="P2"><text:span text:style-name="T1">(GP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2.512cm" svg:height="1.766cm" svg:x="10.588cm" svg:y="12.352cm">
          <text:p text:style-name="P2"><text:span text:style-name="T1">Application</text:span></text:p>
          <text:p text:style-name="P2"><text:span text:style-name="T1">Specific</text:span></text:p>
          <text:p text:style-name="P2"><text:span text:style-name="T1">(ASIC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3.57cm" svg:height="1.766cm" svg:x="6.188cm" svg:y="16.052cm">
          <text:p text:style-name="P2"><text:span text:style-name="T1">Reconfigurable </text:span></text:p>
          <text:p text:style-name="P2"><text:span text:style-name="T1">Hardware</text:span></text:p>
          <text:p text:style-name="P2"><text:span text:style-name="T1">(FPGA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22cm" svg:height="0.799cm" svg:x="7.248cm" svg:y="14.62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422cm" svg:height="0.799cm" draw:transform="rotate (0.7853981633973) translate (3.767cm 15.312cm)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423cm" svg:height="0.798cm" draw:transform="rotate (0.7853981633973) translate (10.467cm 15.313cm)">
          <text:p text:style-name="P4"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5" draw:layer="layout" svg:width="1.692cm" svg:height="0.78cm" svg:x="9.476cm" svg:y="4.061cm">
          <draw:text-box>
            <text:p text:style-name="P4"><text:span text:style-name="T1">PKT 1</text:span></text:p>
          </draw:text-box>
        </draw:frame>
        <draw:frame draw:style-name="gr21" draw:text-style-name="P5" draw:layer="layout" svg:width="1.692cm" svg:height="0.78cm" svg:x="6.276cm" svg:y="4.061cm">
          <draw:text-box>
            <text:p text:style-name="P4"><text:span text:style-name="T1">PKT 2</text:span></text:p>
          </draw:text-box>
        </draw:frame>
        <draw:frame draw:style-name="gr21" draw:text-style-name="P5" draw:layer="layout" svg:width="1.692cm" svg:height="0.78cm" svg:x="3.076cm" svg:y="4.061cm">
          <draw:text-box>
            <text:p text:style-name="P4"><text:span text:style-name="T1">PKT 3</text:span></text:p>
          </draw:text-box>
        </draw:frame>
        <draw:custom-shape draw:style-name="gr10" draw:text-style-name="P1" draw:layer="layout" svg:width="0.708cm" svg:height="0.582cm" draw:transform="rotate (1.5709708597198) translate (7.134cm 7.042cm)">
          <text:p text:style-name="P4"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19" draw:text-style-name="P1" draw:layer="layout" svg:x1="7.191cm" svg:y1="6.483cm" svg:x2="7.514cm" svg:y2="6.485cm">
          <text:p text:style-name="P4"/>
        </draw:line>
        <draw:line draw:style-name="gr19" draw:text-style-name="P1" draw:layer="layout" svg:x1="7.196cm" svg:y1="6.553cm" svg:x2="7.519cm" svg:y2="6.555cm">
          <text:p text:style-name="P4"/>
        </draw:line>
        <draw:line draw:style-name="gr19" draw:text-style-name="P1" draw:layer="layout" svg:x1="7.219cm" svg:y1="6.411cm" svg:x2="7.542cm" svg:y2="6.413cm">
          <text:p text:style-name="P4"/>
        </draw:line>
        <draw:line draw:style-name="gr19" draw:text-style-name="P1" draw:layer="layout" svg:x1="7.227cm" svg:y1="6.63cm" svg:x2="7.55cm" svg:y2="6.632cm">
          <text:p text:style-name="P4"/>
        </draw:line>
        <draw:line draw:style-name="gr22" draw:text-style-name="P1" draw:layer="layout" svg:x1="11.763cm" svg:y1="7.563cm" svg:x2="11.763cm" svg:y2="8.301cm">
          <text:p text:style-name="P4"/>
        </draw:line>
        <draw:line draw:style-name="gr22" draw:text-style-name="P1" draw:layer="layout" svg:x1="11.563cm" svg:y1="7.564cm" svg:x2="11.563cm" svg:y2="8.302cm">
          <text:p text:style-name="P4"/>
        </draw:line>
        <draw:line draw:style-name="gr22" draw:text-style-name="P1" draw:layer="layout" svg:x1="11.363cm" svg:y1="7.565cm" svg:x2="11.363cm" svg:y2="8.303cm">
          <text:p text:style-name="P4"/>
        </draw:line>
        <draw:line draw:style-name="gr22" draw:text-style-name="P1" draw:layer="layout" svg:x1="11.163cm" svg:y1="7.566cm" svg:x2="11.163cm" svg:y2="8.304cm">
          <text:p text:style-name="P4"/>
        </draw:line>
        <draw:custom-shape draw:style-name="gr5" draw:text-style-name="P1" draw:layer="layout" svg:width="0.246cm" svg:height="0.059cm" svg:x="-7.319cm" svg:y="3.2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64cm" svg:height="0.059cm" draw:transform="rotate (1.5709708597198) translate (-7.558cm 3.10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258cm" svg:height="0.057cm" draw:transform="rotate (0.785572696322499) translate (-7.404cm 3.14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271cm" svg:height="0.055cm" svg:x="-8.006cm" svg:y="3.275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72cm" svg:height="0.054cm" draw:transform="rotate (0.785572696322499) translate (-7.889cm 3.148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35cm" svg:height="0.056cm" draw:transform="rotate (1.5709708597198) translate (-7.555cm 3.766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245cm" svg:height="0.053cm" draw:transform="skewX (-0.0188495559215352) rotate (0.785572696322499) translate (-7.882cm 3.619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46cm" svg:height="0.059cm" svg:x="-4.019cm" svg:y="3.2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64cm" svg:height="0.059cm" draw:transform="rotate (1.5709708597198) translate (-4.258cm 3.10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258cm" svg:height="0.057cm" draw:transform="rotate (0.785572696322499) translate (-4.104cm 3.14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271cm" svg:height="0.055cm" svg:x="-4.706cm" svg:y="3.275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72cm" svg:height="0.054cm" draw:transform="rotate (0.785572696322499) translate (-4.589cm 3.148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35cm" svg:height="0.056cm" draw:transform="rotate (1.5709708597198) translate (-4.255cm 3.766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245cm" svg:height="0.053cm" draw:transform="skewX (-0.0188495559215352) rotate (0.785572696322499) translate (-4.582cm 3.619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46cm" svg:height="0.059cm" svg:x="-0.919cm" svg:y="3.2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64cm" svg:height="0.059cm" draw:transform="rotate (1.5709708597198) translate (-1.158cm 3.10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258cm" svg:height="0.057cm" draw:transform="rotate (0.785572696322499) translate (-1.004cm 3.14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271cm" svg:height="0.055cm" svg:x="-1.606cm" svg:y="3.275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72cm" svg:height="0.054cm" draw:transform="rotate (0.785572696322499) translate (-1.489cm 3.148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35cm" svg:height="0.056cm" draw:transform="rotate (1.5709708597198) translate (-1.155cm 3.766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245cm" svg:height="0.053cm" draw:transform="skewX (-0.0188495559215352) rotate (0.785572696322499) translate (-1.482cm 3.619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246cm" svg:height="0.059cm" svg:x="7.681cm" svg:y="3.2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264cm" svg:height="0.059cm" draw:transform="rotate (1.5709708597198) translate (7.442cm 3.10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258cm" svg:height="0.057cm" draw:transform="rotate (0.785572696322499) translate (7.596cm 3.14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271cm" svg:height="0.055cm" svg:x="6.994cm" svg:y="3.275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272cm" svg:height="0.054cm" draw:transform="rotate (0.785572696322499) translate (7.111cm 3.148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235cm" svg:height="0.056cm" draw:transform="rotate (1.5709708597198) translate (7.445cm 3.766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245cm" svg:height="0.053cm" draw:transform="skewX (-0.0188495559215352) rotate (0.785572696322499) translate (7.118cm 3.619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246cm" svg:height="0.059cm" svg:x="10.881cm" svg:y="3.2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264cm" svg:height="0.059cm" draw:transform="rotate (1.5709708597198) translate (10.642cm 3.10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258cm" svg:height="0.057cm" draw:transform="rotate (0.785572696322499) translate (10.796cm 3.14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271cm" svg:height="0.055cm" svg:x="10.194cm" svg:y="3.275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272cm" svg:height="0.054cm" draw:transform="rotate (0.785572696322499) translate (10.311cm 3.148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235cm" svg:height="0.056cm" draw:transform="rotate (1.5709708597198) translate (10.645cm 3.766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245cm" svg:height="0.053cm" draw:transform="skewX (-0.0188495559215352) rotate (0.785572696322499) translate (10.318cm 3.619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246cm" svg:height="0.059cm" svg:x="10.181cm" svg:y="6.6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264cm" svg:height="0.059cm" draw:transform="rotate (1.5709708597198) translate (9.942cm 6.50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258cm" svg:height="0.057cm" draw:transform="rotate (0.785572696322499) translate (10.096cm 6.549cm)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271cm" svg:height="0.055cm" svg:x="9.494cm" svg:y="6.675cm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272cm" svg:height="0.054cm" draw:transform="rotate (0.785572696322499) translate (9.611cm 6.548cm)">
          <text:p text:style-name="P4"/>
          <draw:enhanced-geometry svg:viewBox="0 0 21600 21600" draw:mirror-vertical="fals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235cm" svg:height="0.056cm" draw:transform="rotate (1.5709708597198) translate (9.945cm 7.166cm)">
          <text:p text:style-name="P4"/>
          <draw:enhanced-geometry svg:viewBox="0 0 21600 21600" draw:mirror-vertical="tru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245cm" svg:height="0.053cm" draw:transform="skewX (-0.0188495559215352) rotate (0.785572696322499) translate (9.618cm 7.019cm)">
          <text:p text:style-name="P4"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5.397cm" svg:y1="4.061cm" svg:x2="5.397cm" svg:y2="4.801cm">
          <text:p text:style-name="P4"/>
        </draw:line>
        <draw:line draw:style-name="gr11" draw:text-style-name="P1" draw:layer="layout" svg:x1="8.393cm" svg:y1="4.062cm" svg:x2="8.393cm" svg:y2="4.805cm">
          <text:p text:style-name="P4"/>
        </draw:line>
        <draw:line draw:style-name="gr11" draw:text-style-name="P1" draw:layer="layout" svg:x1="8.193cm" svg:y1="4.062cm" svg:x2="8.193cm" svg:y2="4.805cm">
          <text:p text:style-name="P4"/>
        </draw:line>
        <draw:line draw:style-name="gr11" draw:text-style-name="P1" draw:layer="layout" svg:x1="7.997cm" svg:y1="4.062cm" svg:x2="7.997cm" svg:y2="4.802cm">
          <text:p text:style-name="P4"/>
        </draw:line>
        <draw:line draw:style-name="gr11" draw:text-style-name="P1" draw:layer="layout" svg:x1="8.597cm" svg:y1="4.062cm" svg:x2="8.597cm" svg:y2="4.802cm">
          <text:p text:style-name="P4"/>
        </draw:line>
        <draw:line draw:style-name="gr11" draw:text-style-name="P1" draw:layer="layout" svg:x1="11.593cm" svg:y1="4.062cm" svg:x2="11.593cm" svg:y2="4.805cm">
          <text:p text:style-name="P4"/>
        </draw:line>
        <draw:line draw:style-name="gr11" draw:text-style-name="P1" draw:layer="layout" svg:x1="11.393cm" svg:y1="4.062cm" svg:x2="11.393cm" svg:y2="4.805cm">
          <text:p text:style-name="P4"/>
        </draw:line>
        <draw:line draw:style-name="gr11" draw:text-style-name="P1" draw:layer="layout" svg:x1="11.197cm" svg:y1="4.062cm" svg:x2="11.197cm" svg:y2="4.802cm">
          <text:p text:style-name="P4"/>
        </draw:line>
        <draw:line draw:style-name="gr11" draw:text-style-name="P1" draw:layer="layout" svg:x1="11.797cm" svg:y1="4.062cm" svg:x2="11.797cm" svg:y2="4.802cm">
          <text:p text:style-name="P4"/>
        </draw:line>
        <draw:line draw:style-name="gr22" draw:text-style-name="P1" draw:layer="layout" svg:x1="8.563cm" svg:y1="7.564cm" svg:x2="8.563cm" svg:y2="8.302cm">
          <text:p text:style-name="P4"/>
        </draw:line>
        <draw:line draw:style-name="gr22" draw:text-style-name="P1" draw:layer="layout" svg:x1="8.363cm" svg:y1="7.565cm" svg:x2="8.363cm" svg:y2="8.303cm">
          <text:p text:style-name="P4"/>
        </draw:line>
        <draw:line draw:style-name="gr22" draw:text-style-name="P1" draw:layer="layout" svg:x1="8.163cm" svg:y1="7.566cm" svg:x2="8.163cm" svg:y2="8.304cm">
          <text:p text:style-name="P4"/>
        </draw:line>
        <draw:line draw:style-name="gr22" draw:text-style-name="P1" draw:layer="layout" svg:x1="7.963cm" svg:y1="7.567cm" svg:x2="7.963cm" svg:y2="8.305cm">
          <text:p text:style-name="P4"/>
        </draw:line>
        <draw:line draw:style-name="gr22" draw:text-style-name="P1" draw:layer="layout" svg:x1="5.363cm" svg:y1="7.564cm" svg:x2="5.363cm" svg:y2="8.302cm">
          <text:p text:style-name="P4"/>
        </draw:line>
        <draw:line draw:style-name="gr22" draw:text-style-name="P1" draw:layer="layout" svg:x1="5.163cm" svg:y1="7.565cm" svg:x2="5.163cm" svg:y2="8.303cm">
          <text:p text:style-name="P4"/>
        </draw:line>
        <draw:line draw:style-name="gr22" draw:text-style-name="P1" draw:layer="layout" svg:x1="4.963cm" svg:y1="7.566cm" svg:x2="4.963cm" svg:y2="8.304cm">
          <text:p text:style-name="P4"/>
        </draw:line>
        <draw:line draw:style-name="gr22" draw:text-style-name="P1" draw:layer="layout" svg:x1="4.763cm" svg:y1="7.567cm" svg:x2="4.763cm" svg:y2="8.305cm">
          <text:p text:style-name="P4"/>
        </draw:line>
        <draw:frame draw:style-name="gr21" draw:text-style-name="P5" draw:layer="layout" svg:width="2.064cm" svg:height="0.78cm" svg:x="6.576cm" svg:y="7.561cm">
          <draw:text-box>
            <text:p text:style-name="P4"><text:span text:style-name="T1">FLOW 1</text:span></text:p>
          </draw:text-box>
        </draw:frame>
        <draw:custom-shape draw:style-name="gr10" draw:text-style-name="P1" draw:layer="layout" svg:width="0.708cm" svg:height="0.582cm" draw:transform="rotate (1.5709708597198) translate (11.334cm 7.042cm)">
          <text:p text:style-name="P4"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19" draw:text-style-name="P1" draw:layer="layout" svg:x1="11.391cm" svg:y1="6.483cm" svg:x2="11.714cm" svg:y2="6.485cm">
          <text:p text:style-name="P4"/>
        </draw:line>
        <draw:line draw:style-name="gr19" draw:text-style-name="P1" draw:layer="layout" svg:x1="11.396cm" svg:y1="6.553cm" svg:x2="11.719cm" svg:y2="6.555cm">
          <text:p text:style-name="P4"/>
        </draw:line>
        <draw:line draw:style-name="gr19" draw:text-style-name="P1" draw:layer="layout" svg:x1="11.419cm" svg:y1="6.411cm" svg:x2="11.742cm" svg:y2="6.413cm">
          <text:p text:style-name="P4"/>
        </draw:line>
        <draw:line draw:style-name="gr19" draw:text-style-name="P1" draw:layer="layout" svg:x1="11.427cm" svg:y1="6.63cm" svg:x2="11.75cm" svg:y2="6.632cm">
          <text:p text:style-name="P4"/>
        </draw:line>
        <draw:line draw:style-name="gr23" draw:text-style-name="P1" draw:layer="layout" svg:x1="10.652cm" svg:y1="6.688cm" svg:x2="11.16cm" svg:y2="6.688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rlos Zerbini</meta:initial-creator>
    <meta:creation-date>2011-04-04T20:19:35</meta:creation-date>
    <dc:creator>Carlos Zerbini</dc:creator>
    <dc:date>2011-04-05T18:08:04</dc:date>
    <meta:editing-cycles>8</meta:editing-cycles>
    <meta:editing-duration>PT7H20M20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